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a49" officeooo:paragraph-rsid="000c6a49"/>
    </style:style>
    <style:style style:name="P2" style:family="paragraph" style:parent-style-name="Standard">
      <style:text-properties officeooo:rsid="000c6a49" officeooo:paragraph-rsid="000f1c6f"/>
    </style:style>
    <style:style style:name="P3" style:family="paragraph" style:parent-style-name="Standard">
      <style:text-properties officeooo:rsid="000f1c6f" officeooo:paragraph-rsid="000f1c6f"/>
    </style:style>
    <style:style style:name="P4" style:family="paragraph" style:parent-style-name="Standard">
      <style:text-properties officeooo:rsid="000f1c6f" officeooo:paragraph-rsid="0010e9df"/>
    </style:style>
    <style:style style:name="P5" style:family="paragraph" style:parent-style-name="Standard">
      <style:text-properties officeooo:rsid="0010e9df" officeooo:paragraph-rsid="0010e9df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c6a49" officeooo:paragraph-rsid="000c6a49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4pt" fo:font-weight="bold" officeooo:rsid="000c6a49" officeooo:paragraph-rsid="000c6a49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c6a49" officeooo:paragraph-rsid="000c6a49"/>
    </style:style>
    <style:style style:name="P9" style:family="paragraph" style:parent-style-name="Standard">
      <style:text-properties officeooo:rsid="00161e87" officeooo:paragraph-rsid="000c6a49"/>
    </style:style>
    <style:style style:name="P10" style:family="paragraph" style:parent-style-name="Standard">
      <style:text-properties officeooo:rsid="00161e87" officeooo:paragraph-rsid="00161e87"/>
    </style:style>
    <style:style style:name="P11" style:family="paragraph" style:parent-style-name="Standard">
      <style:text-properties officeooo:rsid="0010e9df" officeooo:paragraph-rsid="0010e9df"/>
    </style:style>
    <style:style style:name="P12" style:family="paragraph" style:parent-style-name="Standard">
      <style:text-properties officeooo:rsid="000f1c6f" officeooo:paragraph-rsid="000f1c6f"/>
    </style:style>
    <style:style style:name="P13" style:family="paragraph" style:parent-style-name="Standard">
      <style:text-properties officeooo:rsid="000f1c6f" officeooo:paragraph-rsid="0010e9df"/>
    </style:style>
    <style:style style:name="P14" style:family="paragraph" style:parent-style-name="Standard">
      <style:text-properties officeooo:rsid="00164f60" officeooo:paragraph-rsid="00164f60"/>
    </style:style>
    <style:style style:name="P15" style:family="paragraph" style:parent-style-name="Standard">
      <style:text-properties officeooo:rsid="001791d4" officeooo:paragraph-rsid="001791d4"/>
    </style:style>
    <style:style style:name="P16" style:family="paragraph" style:parent-style-name="Standard">
      <style:text-properties fo:font-size="14pt" fo:font-weight="bold" officeooo:rsid="00161e87" officeooo:paragraph-rsid="00161e87" style:font-size-asian="14pt" style:font-weight-asian="bold" style:font-size-complex="14pt" style:font-weight-complex="bold"/>
    </style:style>
    <style:style style:name="T1" style:family="text">
      <style:text-properties officeooo:rsid="000e4b0c"/>
    </style:style>
    <style:style style:name="T2" style:family="text">
      <style:text-properties officeooo:rsid="0010e9df"/>
    </style:style>
    <style:style style:name="T3" style:family="text">
      <style:text-properties officeooo:rsid="00133786"/>
    </style:style>
    <style:style style:name="T4" style:family="text">
      <style:text-properties officeooo:rsid="00144938"/>
    </style:style>
    <style:style style:name="T5" style:family="text">
      <style:text-properties officeooo:rsid="0014a471"/>
    </style:style>
    <style:style style:name="T6" style:family="text">
      <style:text-properties officeooo:rsid="00161e87"/>
    </style:style>
    <style:style style:name="T7" style:family="text">
      <style:text-properties officeooo:rsid="001791d4"/>
    </style:style>
    <style:style style:name="T8" style:family="text">
      <style:text-properties officeooo:rsid="0017b4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ãe Gestante - 'APP'</text:p>
      <text:p text:style-name="P1"/>
      <text:p text:style-name="P1"><text:tab/>Descrição das páginas e funcionalidades do ‘<text:span text:style-name="T4">m</text:span>ockup’ <text:span text:style-name="T4">para o 'APP' Mãe Gestante</text:span>.</text:p>
      <text:p text:style-name="P1"/>
      <text:p text:style-name="P1"/>
      <text:p text:style-name="P7">Splash</text:p>
      <text:p text:style-name="P1"/>
      <text:p text:style-name="P1">Tela que sempre é carregada assim que o ‘APP’ é aberto.<text:line-break/>É nesse momento, que configurações como usuário logado, são verificados e <text:span text:style-name="T6">é </text:span>decidido se abre a tela de ‘<text:span text:style-name="T5">L</text:span>ogin’ ou a de ‘<text:span text:style-name="T3">'Home'</text:span>’. <text:line-break/><text:span text:style-name="T6">Não necessita buscar informações via 'API' no banco do sistema, somente nos dados de configuração.</text:span></text:p>
      <text:p text:style-name="P1"/>
      <text:p text:style-name="P1"/>
      <text:p text:style-name="P7">Login</text:p>
      <text:p text:style-name="P1"/>
      <text:p text:style-name="P1">Onde o login no sistema é realizado.</text:p>
      <text:p text:style-name="P1">Após a validação do login, um ‘token’ para o usuário é registrado nas configurações do 'APP', para futuros acessos.</text:p>
      <text:p text:style-name="P1"/>
      <text:p text:style-name="P1"/>
      <text:p text:style-name="P7">Home</text:p>
      <text:p text:style-name="P1"/>
      <text:p text:style-name="P1">Essa <text:span text:style-name="T1">tela</text:span> carrega informações do 'APP' e contém a navegação básica.</text:p>
      <text:p text:style-name="P3"><text:span text:style-name="T5">Nessa é apresentado</text:span> todos os tipos de agendamentos realizados pela gestante.<text:line-break/><text:span text:style-name="T6">Carrega os agendamentos através de requisição via 'API' no banco do sistema.</text:span></text:p>
      <text:p text:style-name="P1"/>
      <text:p text:style-name="P1"/>
      <text:p text:style-name="P7">Home – Menu</text:p>
      <text:p text:style-name="P1"/>
      <text:p text:style-name="P2">Essa <text:span text:style-name="T1">tela</text:span> carrega informações do 'APP' e contém a navegação básica.</text:p>
      <text:p text:style-name="P3">Nessa visão da 'Home', é apresentado o menu aberto como os links para as outras páginas do 'APP'.</text:p>
      <text:p text:style-name="P1"/>
      <text:p text:style-name="P1"/>
      <text:p text:style-name="P16">Receitas</text:p>
      <text:p text:style-name="P10"/>
      <text:p text:style-name="P10">Lista as receitas existentes.<text:line-break/>Carrega todas as receitas existentes para a gestante no sistema.<text:line-break/>Carrega as informações através de requisição no sistema e via 'API'.</text:p>
      <text:p text:style-name="P10"/>
      <text:p text:style-name="P10"/>
      <text:p text:style-name="P16">Cartão Gestante</text:p>
      <text:p text:style-name="P10"/>
      <text:p text:style-name="P10">Lista os ‘uploads’ de arquivos de cartão gesta<text:span text:style-name="T8">nte</text:span> realizados.</text:p>
      <text:p text:style-name="P10">Mostra todos os ‘uploads’ existentes de cartão gestantes no sistema para a gestante, permite baixá-lo ou redireciona para a realização de novo ‘upload’.</text:p>
      <text:p text:style-name="P10">Carrega as informações através de consulta via 'API' no sistema.</text:p>
      <text:p text:style-name="P10"/>
      <text:p text:style-name="P10"/>
      <text:p text:style-name="P7">Cadastro Gestante</text:p>
      <text:p text:style-name="P1"><text:soft-page-break/></text:p>
      <text:p text:style-name="P3">Para a realização do cadastro da gestante no sistema.</text:p>
      <text:p text:style-name="P3">Colhe os dados básicos para o cadastramento da gestante e os registra no sistema, depois segue para o próximo passo que é a definição do seu plano.</text:p>
      <text:p text:style-name="P14">Registrar os dados da gestante via 'API' no sistema.</text:p>
      <text:p text:style-name="P9"/>
      <text:p text:style-name="P9"/>
      <text:p text:style-name="P16">Upload Cartão Gestante</text:p>
      <text:p text:style-name="P14">Permite a realização de ‘upload’ de cartão gestante.</text:p>
      <text:p text:style-name="P14">Apresenta campos apropriados para a realização de um ‘upload’ para cartão gestante.</text:p>
      <text:p text:style-name="P15">O arquivo de enviado para o sistema via 'API', afim de ser guardado e vinculado à gestante.</text:p>
      <text:p text:style-name="P10"/>
      <text:p text:style-name="P10"/>
      <text:p text:style-name="P7">Planos</text:p>
      <text:p text:style-name="P1"/>
      <text:p text:style-name="P5">Apresenta todos os planos existentes no sistema no momento.<text:line-break/>Após a gestante escolher um plano registra-o no sistema e segue, para a definição do pagamento, que no momento só aceita Cartão de Crédito.</text:p>
      <text:p text:style-name="P1"/>
      <text:p text:style-name="P1"/>
      <text:p text:style-name="P7">Cartão</text:p>
      <text:p text:style-name="P1"/>
      <text:p text:style-name="P5">Colhe as informações do cartão de crédito, responsável pelo pagamento do plano, mês a mês.<text:line-break/>Após, colher os dados do cartão e <text:span text:style-name="T5">suas </text:span>validados, registra-o no sistema. Assim, o processo de cadastro no sistema está fechado e o usuário é direcionado para realizar o login.</text:p>
      <text:p text:style-name="P15">Os dados do cartão não devem ficar armazenados nas configurações do 'APP', antes devem ser enviados para o sistema via 'API'.</text:p>
      <text:p text:style-name="P1"/>
      <text:p text:style-name="P1"/>
      <text:p text:style-name="P7">Cadastro Profissional</text:p>
      <text:p text:style-name="P1"/>
      <text:p text:style-name="P4">Para a realização do cadastro da <text:span text:style-name="T2">profissional n</text:span>o sistema.</text:p>
      <text:p text:style-name="P4">Colhe os dados para o cadastramento d<text:span text:style-name="T2">o profissional </text:span>e os registra no sistema <text:span text:style-name="T5">e que alimentará a tela de Cadastro de Consulta</text:span>.</text:p>
      <text:p text:style-name="P15">Envia os dados para o sistema via 'API'.</text:p>
      <text:p text:style-name="P1"/>
      <text:p text:style-name="P1"/>
      <text:p text:style-name="P16">Cadastra Receitas</text:p>
      <text:p text:style-name="P10"/>
      <text:p text:style-name="P15">Cadastrar a receita no sistema.</text:p>
      <text:p text:style-name="P15">O profissional deve cadastrar no sistema a mesma receita passada para a gestante.</text:p>
      <text:p text:style-name="P15">A receita cadastrado deve ser enviada para o sistema via 'API'.</text:p>
      <text:p text:style-name="P10"/>
      <text:p text:style-name="P10"/>
      <text:p text:style-name="P7">Perfil</text:p>
      <text:p text:style-name="P1"/>
      <text:p text:style-name="P5">Apresenta os dados do perfil do usuário.</text:p>
      <text:p text:style-name="P5">Mostra todos os dados do usuário registrados no 'APP' e sistema, com a possibilidade de poder alterá-los, nos caso das informações menos sensíveis.<text:line-break/><text:span text:style-name="T7">Os dados aqui apresentados, são aqueles que estão nas configurações do 'APP'.</text:span></text:p>
      <text:p text:style-name="P5"><text:s/></text:p>
      <text:p text:style-name="P5"><text:soft-page-break/></text:p>
      <text:p text:style-name="P7">Marcar Consulta</text:p>
      <text:p text:style-name="P1"/>
      <text:p text:style-name="P5">Realiza o agendamento de uma consulta.</text:p>
      <text:p text:style-name="P5">Faz o agendamento de uma consulta, com base nos dados de profissionais do sistema. Esse agendamento será mostrado na tela de 'Home' para o usuário.</text:p>
      <text:p text:style-name="P15">A marcação da consulta é enviada para o sistema via 'API'.</text:p>
      <text:p text:style-name="P5"/>
      <text:p text:style-name="P5"/>
      <text:p text:style-name="P16">Cancelar Consulta</text:p>
      <text:p text:style-name="P10"/>
      <text:p text:style-name="P15">Faz o cancelamento de uma consulta.</text:p>
      <text:p text:style-name="P15">Apresenta os dados de uma consulta com a finalidade de cancelamento.</text:p>
      <text:p text:style-name="P15">A solicitação de cancelamento é enviada para o Sistema via 'API'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09:03:21.613059221</meta:creation-date>
    <dc:date>2023-09-08T15:13:42.475675935</dc:date>
    <meta:editing-duration>PT49M1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606" meta:character-count="3676" meta:non-whitespace-character-count="3117"/>
  </office:meta>
</office:document-meta>
</file>